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0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第六周工作总结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概要：</text:p>
            <text:p text:style-name="P1"/>
            <text:list text:style-name="L2">
              <text:list-item>
                <text:p text:style-name="P1"><text:s/>用pandas重写了数据预处理代码，修改了空间群和电子排布信息（胡峰讲那里的rf运行效果） <text:s text:c="3"/></text:p>
              </text:list-item>
              <text:list-item>
                <text:p text:style-name="P1">学习了强化学习（不讲） <text:s text:c="36"/></text:p>
              </text:list-item>
              <text:list-item>
                <text:p text:style-name="P1">介绍git（本次重点）</text:p>
              </text:list-item>
            </text:list>
          </draw:text-box>
        </draw:frame>
        <draw:frame draw:style-name="gr1" draw:text-style-name="P3" draw:layer="layout" svg:width="7.62cm" svg:height="1.089cm" svg:x="19.304cm" svg:y="18.796cm">
          <draw:text-box>
            <text:p>徐承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,版本控制软件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3">
              <text:list-item>
                <text:p>优点：分支，版本回溯，代码备份，多人协作，代码冲突，可以很方便地在自己电脑里面搭建git服务器，保护自己工作</text:p>
              </text:list-item>
              <text:list-item>
                <text:p>缺点：对windows用户不太友好,命令比较奇怪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05cm" svg:x="1.4cm" svg:y="0.397cm" presentation:class="title" presentation:user-transformed="true">
          <draw:text-box>
            <text:p>常用命令</text:p>
          </draw:text-box>
        </draw:frame>
        <draw:frame presentation:style-name="pr4" draw:text-style-name="P4" draw:layer="layout" svg:width="25.199cm" svg:height="16.764cm" svg:x="1.4cm" svg:y="3.048cm" presentation:class="outline" presentation:user-transformed="true">
          <draw:text-box>
            <text:list text:style-name="L3">
              <text:list-item>
                <text:p><text:span text:style-name="T1">git init <text:s text:c="3"/>#</text:span><text:span text:style-name="T1">把当前目录初始化成</text:span><text:span text:style-name="T1">git</text:span><text:span text:style-name="T1">目录，初始化之后就可以在这个目录下运行</text:span><text:span text:style-name="T1">git</text:span></text:p>
              </text:list-item>
              <text:list-item>
                <text:p><text:span text:style-name="T1">git clone [url]</text:span><text:span text:style-name="T1"><text:tab/></text:span><text:span text:style-name="T1">#</text:span><text:span text:style-name="T1">从这个网址下载云端的</text:span><text:span text:style-name="T1">git</text:span><text:span text:style-name="T1">库</text:span></text:p>
              </text:list-item>
              <text:list-item>
                <text:p><text:span text:style-name="T1">git add .</text:span><text:span text:style-name="T1"><text:tab/></text:span><text:span text:style-name="T1">#</text:span><text:span text:style-name="T1">追踪当前目录下面的所有改动</text:span></text:p>
              </text:list-item>
              <text:list-item>
                <text:p><text:span text:style-name="T1">git commit -m ‘what did you changed’</text:span><text:span text:style-name="T1"><text:tab/></text:span><text:span text:style-name="T1">#</text:span><text:span text:style-name="T1">创建所有改动的快照，并提交</text:span></text:p>
              </text:list-item>
              <text:list-item>
                <text:p><text:span text:style-name="T1">git status</text:span><text:span text:style-name="T1"><text:tab/></text:span><text:span text:style-name="T1">#</text:span><text:span text:style-name="T1">查看当前状态，有哪些文件被追踪</text:span></text:p>
              </text:list-item>
              <text:list-item>
                <text:p><text:span text:style-name="T1">git log</text:span><text:span text:style-name="T1"><text:tab/></text:span><text:span text:style-name="T1"><text:tab/></text:span><text:span text:style-name="T1"><text:tab/></text:span><text:span text:style-name="T1"><text:tab/></text:span><text:span text:style-name="T1">#</text:span><text:span text:style-name="T1">查看所有提交</text:span></text:p>
              </text:list-item>
              <text:list-item>
                <text:p><text:span text:style-name="T1">git checkout</text:span><text:span text:style-name="T1"><text:tab/></text:span><text:span text:style-name="T1"> [md5sum]</text:span><text:span text:style-name="T1"><text:tab/></text:span><text:span text:style-name="T1">#</text:span><text:span text:style-name="T1">回到某次快照</text:span></text:p>
              </text:list-item>
              <text:list-item>
                <text:p><text:span text:style-name="T1">git checkout -b ‘new branch’</text:span><text:span text:style-name="T1"><text:tab/></text:span><text:span text:style-name="T1"><text:tab/></text:span><text:span text:style-name="T1">#</text:span><text:span text:style-name="T1">创建并进入一个新的分支</text:span></text:p>
              </text:list-item>
              <text:list-item>
                <text:p><text:span text:style-name="T1">git merge ‘new branch’</text:span><text:span text:style-name="T1"><text:tab/></text:span><text:span text:style-name="T1"><text:tab/></text:span><text:span text:style-name="T1">#</text:span><text:span text:style-name="T1">合并分支‘</text:span><text:span text:style-name="T1">new branch’</text:span><text:span text:style-name="T1">到当前分支</text:span></text:p>
                <text:p><text:span text:style-name="T1"/></text:p>
              </text:list-item>
              <text:list-item>
                <text:p><text:span text:style-name="T1">git fet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#</text:span><text:span text:style-name="T1">从云端取回所有分支</text:span></text:p>
              </text:list-item>
              <text:list-item>
                <text:p><text:span text:style-name="T1">git push </text:span><text:span text:style-name="T1"><text:tab/></text:span><text:span text:style-name="T1">#</text:span><text:span text:style-name="T1">把本地改动推送到云端</text:span></text:p>
              </text:list-item>
              <text:list-item>
                <text:p><text:span text:style-name="T1">git pull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</text:span><text:span text:style-name="T1">把云端改动拉回到本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安装git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Windows:</text:p>
                <text:p>用管理员权限打开命令行（win8以后的系统是win+X，再按A），输入这个命令，安装chocolatey</text:p>
                <text:p>@powershell -NoProfile -ExecutionPolicy Bypass -Command "iex ((New-Object System.Net.WebClient).DownloadString('https://chocolatey.org/install.ps1'))" &amp;&amp; SET "PATH=%PATH%;%ALLUSERSPROFILE%\chocolatey\bin"</text:p>
                <text:p>@powershell Set-ExecutionPolicy Unrestricted</text:p>
                <text:p>成功之后使用choco install git openssh tortoisegit安装这三个软件就可以了，询问是否安装的时候选择y就行</text:p>
              </text:list-item>
              <text:list-item>
                <text:p>Debian family linux:<text:line-break/>sudo apt-get install gi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// &amp; https://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://类型的url使用之前必须搞定密钥对</text:p>
              </text:list-item>
              <text:list-item>
                <text:p>https://类型的url每次与云端通信必须输入帐号密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05cm" svg:x="1.4cm" svg:y="0.41cm" presentation:class="title" presentation:user-transformed="true">
          <draw:text-box>
            <text:p>使用git</text:p>
          </draw:text-box>
        </draw:frame>
        <draw:frame presentation:style-name="pr4" draw:layer="layout" svg:width="25.199cm" svg:height="17.018cm" svg:x="1.4cm" svg:y="2.794cm" presentation:class="outline" presentation:user-transformed="true">
          <draw:text-box>
            <text:list text:style-name="L4">
              <text:list-item>
                <text:p>首先你得创建一个仓库，要么在本地初始化一个仓库，要么从云端克隆一个。最好使用普通用户权限而不是管理员</text:p>
                <text:p>md test<text:tab/><text:tab/><text:tab/> <text:tab/><text:tab/> <text:tab/><text:tab/> <text:tab/>#创建文件夹</text:p>
                <text:p>cd test<text:tab/><text:tab/><text:tab/> <text:tab/> <text:tab/> <text:tab/> <text:tab/> #切换到该文件夹</text:p>
                <text:p>git init<text:tab/><text:tab/> <text:tab/><text:tab/><text:tab/> <text:tab/> <text:tab/><text:tab/> <text:tab/><text:tab/>#初始化本地仓库</text:p>
                <text:p>或者直接</text:p>
                <text:p>git clone [url]</text:p>
              </text:list-item>
              <text:list-item>
                <text:p>如果想使用云端功能，最好创建ssh密钥（不弄也行）</text:p>
                <text:p>使用普通用户权限：</text:p>
                <text:p>cd .ssh <text:tab/><text:tab/> <text:tab/> <text:tab/> <text:tab/> <text:tab/>#切换到.ssh</text:p>
                <text:p>ssh-keygen <text:tab/> <text:tab/> <text:tab/> <text:tab/>#创建ssh密钥对，所有选项默认就可以</text:p>
                <text:p>notpad.exe id_rsa.pub<text:tab/>#查看公钥</text:p>
                <text:p>然后复制ssh公钥到剪贴板，以便粘贴到网页上指定位置或云服务器的指定位置</text:p>
                <text:p>打开git-bash软件（在开始菜单中）</text:p>
                <text:p>cd .ssh<text:tab/><text:tab/><text:tab/> <text:tab/> <text:tab/> <text:tab/> <text:tab/><text:tab/> <text:tab/>#如果是linux用户，这个以及后面的命令可以省略</text:p>
                <text:p>eval $(ssh-agent)</text:p>
                <text:p>ssh add <text:tab/> <text:tab/> <text:tab/> <text:tab/> <text:tab/><text:tab/><text:tab/>#把密钥加入已知密钥中</text:p>
              </text:list-item>
              <text:list-item>
                <text:p>此外，git自带图形界面，还有tortoise听说很好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延伸阅读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inux中国的git入门系列</text:p>
              </text:list-header>
              <text:list-item>
                <text:p><text:a xlink:href="https://linux.cn/article-7639-1.html" xlink:type="simple">https://linux.cn/article-7639-1.html</text:a></text:p>
                <text:p>图形界面git指南</text:p>
              </text:list-item>
              <text:list-item>
                <text:p><text:a xlink:href="http://zengrong.net/post/1722.htm" xlink:type="simple">http://zengrong.net/post/1722.htm</text:a></text:p>
                <text:p>git比较好的使用方式</text:p>
              </text:list-item>
              <text:list-item>
                <text:p><text:a xlink:href="https://www.oschina.net/translate/a-successful-git-branching-model" xlink:type="simple">https://www.oschina.net/translate/a-successful-git-branching-model</text:a></text:p>
                <text:p>廖雪峰的很详细的git教程</text:p>
              </text:list-item>
              <text:list-item>
                <text:p><text:a xlink:href="http://www.liaoxuefeng.com/wiki/0013739516305929606dd18361248578c67b8067c8c017b000" xlink:type="simple">http://www.liaoxuefeng.com/wiki/0013739516305929606dd18361248578c67b8067c8c017b000</text:a></text:p>
                <text:p text:style-name="P6"><text:span text:style-name="T2">基于</text:span><text:span text:style-name="T2">git</text:span><text:span text:style-name="T2">的服务</text:span></text:p>
              </text:list-item>
              <text:list-item>
                <text:p text:style-name="P1">Github <text:tab/>：最出名</text:p>
              </text:list-item>
              <text:list-item>
                <text:p text:style-name="P1">Gitlab ：免费在自己电脑甚至树莓派里面部署gitlab服务器</text:p>
              </text:list-item>
              <text:list-item>
                <text:p text:style-name="P1">Bitbucket <text:tab/><text:tab/>：有免费的私有库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一个有意思的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我以前编译一个很难编译成功的软件，编译失败之后出现很多垃圾文件，使用git clean&amp;&amp;git checkout, 就可以把该文件夹变成刚刚从云端克隆过来的样子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1:46:11.776347389</meta:creation-date>
    <dc:date>2016-10-14T18:14:24.175663407</dc:date>
    <meta:editing-duration>PT2H10M14S</meta:editing-duration>
    <meta:editing-cycles>9</meta:editing-cycles>
    <meta:generator>LibreOffice/5.2.2.2$Linux_X86_64 LibreOffice_project/20m0$Build-2</meta:generator>
    <meta:document-statistic meta:object-count="54"/>
  </office:meta>
</office:document-meta>
</file>